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2.0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objectwithoutfill">
      <style:graphic-properties svg:stroke-width="0.053cm" svg:stroke-color="#ed1c2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ed1c24" draw:marker-start-width="0.279cm" draw:marker-end-width="0.279cm" draw:opacity="0%" draw:textarea-horizontal-align="justify" draw:textarea-vertical-align="middle" draw:auto-grow-height="false" fo:min-height="0.898cm" fo:min-width="2.0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ed1c2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opacity="0%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ce181e"/>
    </style:style>
    <style:style style:name="P7" style:family="paragraph">
      <loext:graphic-properties draw:fill="none" draw:fill-color="#ffffff"/>
      <style:paragraph-properties style:writing-mode="lr-tb"/>
      <style:text-properties fo:color="#ce181e"/>
    </style:style>
    <style:style style:name="P8" style:family="paragraph">
      <style:paragraph-properties fo:text-align="center" style:writing-mode="lr-tb"/>
      <style:text-properties fo:color="#ce181e"/>
    </style:style>
    <style:style style:name="P9" style:family="paragraph">
      <loext:graphic-properties draw:opacity="0%"/>
      <style:paragraph-properties fo:text-align="center" style:writing-mode="lr-tb"/>
      <style:text-properties fo:color="#ce181e"/>
    </style:style>
    <style:style style:name="T1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.013cm" svg:height="0.962cm" svg:x="1.887cm" svg:y="2.3cm">
          <draw:text-box>
            <text:p>Head</text:p>
          </draw:text-box>
        </draw:frame>
        <draw:frame draw:style-name="gr2" draw:text-style-name="P1" draw:layer="layout" svg:width="1.45cm" svg:height="0.962cm" svg:x="37.8cm" svg:y="2.138cm">
          <draw:text-box>
            <text:p>Tail</text:p>
          </draw:text-box>
        </draw:frame>
        <draw:g>
          <draw:custom-shape draw:style-name="gr3" draw:text-style-name="P3" draw:layer="layout" svg:width="2.6cm" svg:height="1.2cm" svg:x="6cm" svg:y="2.2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6cm" svg:y="3.4cm">
            <text:p text:style-name="P2">next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6cm" svg:y="4.6cm">
            <text:p text:style-name="P2">null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2.6cm" svg:height="1.2cm" svg:x="1.6cm" svg:y="3.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5cm" svg:y1="4cm" svg:x2="5.8cm" svg:y2="4cm">
          <text:p/>
        </draw:line>
        <draw:g>
          <draw:custom-shape draw:style-name="gr3" draw:text-style-name="P3" draw:layer="layout" svg:width="2.6cm" svg:height="1.2cm" svg:x="28.3cm" svg:y="2.2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28.3cm" svg:y="3.4cm">
            <text:p text:style-name="P2">next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28.3cm" svg:y="4.6cm">
            <text:p text:style-name="P2">prev</text:p>
            <draw:enhanced-geometry svg:viewBox="0 0 21600 21600" draw:type="rectangle" draw:enhanced-path="M 0 0 L 21600 0 21600 21600 0 21600 0 0 Z N"/>
          </draw:custom-shape>
        </draw:g>
        <draw:line draw:style-name="gr4" draw:text-style-name="P4" draw:layer="layout" svg:x1="26.8cm" svg:y1="4cm" svg:x2="28.1cm" svg:y2="4cm">
          <text:p/>
        </draw:line>
        <draw:g>
          <draw:custom-shape draw:style-name="gr3" draw:text-style-name="P3" draw:layer="layout" svg:width="2.6cm" svg:height="1.2cm" svg:x="32.7cm" svg:y="2.2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32.7cm" svg:y="3.4cm">
            <text:p text:style-name="P2">null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32.7cm" svg:y="4.6cm">
            <text:p text:style-name="P2">prev</text:p>
            <draw:enhanced-geometry svg:viewBox="0 0 21600 21600" draw:type="rectangle" draw:enhanced-path="M 0 0 L 21600 0 21600 21600 0 21600 0 0 Z N"/>
          </draw:custom-shape>
        </draw:g>
        <draw:line draw:style-name="gr4" draw:text-style-name="P4" draw:layer="layout" svg:x1="31.1cm" svg:y1="4cm" svg:x2="32.4cm" svg:y2="4cm">
          <text:p/>
        </draw:line>
        <draw:custom-shape draw:style-name="gr3" draw:text-style-name="P3" draw:layer="layout" svg:width="2.6cm" svg:height="1.2cm" svg:x="37.3cm" svg:y="3.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7.1cm" svg:y1="4cm" svg:x2="35.5cm" svg:y2="4cm">
          <text:p/>
        </draw:line>
        <draw:line draw:style-name="gr4" draw:text-style-name="P4" draw:layer="layout" svg:x1="32.4cm" svg:y1="5.2cm" svg:x2="31.1cm" svg:y2="5.2cm">
          <text:p/>
        </draw:line>
        <draw:line draw:style-name="gr4" draw:text-style-name="P4" draw:layer="layout" svg:x1="28.1cm" svg:y1="5.2cm" svg:x2="26.8cm" svg:y2="5.2cm">
          <text:p/>
        </draw:line>
        <draw:line draw:style-name="gr4" draw:text-style-name="P4" draw:layer="layout" svg:x1="8.8cm" svg:y1="4cm" svg:x2="10.1cm" svg:y2="4cm">
          <text:p/>
        </draw:line>
        <draw:g>
          <draw:custom-shape draw:style-name="gr3" draw:text-style-name="P3" draw:layer="layout" svg:width="2.6cm" svg:height="1.2cm" svg:x="10.4cm" svg:y="2.2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10.4cm" svg:y="3.4cm">
            <text:p text:style-name="P2">next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10.4cm" svg:y="4.6cm">
            <text:p text:style-name="P2">prev</text:p>
            <draw:enhanced-geometry svg:viewBox="0 0 21600 21600" draw:type="rectangle" draw:enhanced-path="M 0 0 L 21600 0 21600 21600 0 21600 0 0 Z N"/>
          </draw:custom-shape>
        </draw:g>
        <draw:line draw:style-name="gr4" draw:text-style-name="P4" draw:layer="layout" svg:x1="10.1cm" svg:y1="5.2cm" svg:x2="8.8cm" svg:y2="5.2cm">
          <text:p/>
        </draw:line>
        <draw:line draw:style-name="gr4" draw:text-style-name="P4" draw:layer="layout" svg:x1="13.3cm" svg:y1="4cm" svg:x2="14.6cm" svg:y2="4cm">
          <text:p/>
        </draw:line>
        <draw:g>
          <draw:custom-shape draw:style-name="gr3" draw:text-style-name="P3" draw:layer="layout" svg:width="2.6cm" svg:height="1.2cm" svg:x="14.9cm" svg:y="2.2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14.9cm" svg:y="3.4cm">
            <text:p text:style-name="P2">next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14.9cm" svg:y="4.6cm">
            <text:p text:style-name="P2">prev</text:p>
            <draw:enhanced-geometry svg:viewBox="0 0 21600 21600" draw:type="rectangle" draw:enhanced-path="M 0 0 L 21600 0 21600 21600 0 21600 0 0 Z N"/>
          </draw:custom-shape>
        </draw:g>
        <draw:line draw:style-name="gr4" draw:text-style-name="P4" draw:layer="layout" svg:x1="14.6cm" svg:y1="5.2cm" svg:x2="13.3cm" svg:y2="5.2cm">
          <text:p/>
        </draw:line>
        <draw:frame draw:style-name="gr5" draw:text-style-name="P5" draw:layer="layout" svg:width="1.2cm" svg:height="1.1cm" svg:x="19.5cm" svg:y="6.3cm">
          <draw:text-box>
            <text:p>а)</text:p>
          </draw:text-box>
        </draw:frame>
        <draw:frame draw:style-name="gr5" draw:text-style-name="P5" draw:layer="layout" svg:width="1.2cm" svg:height="1.1cm" svg:x="19.6cm" svg:y="12.287cm">
          <draw:text-box>
            <text:p>б)</text:p>
          </draw:text-box>
        </draw:frame>
        <draw:line draw:style-name="gr6" draw:text-style-name="P4" draw:layer="layout" svg:x1="5.707cm" svg:y1="1.753cm" svg:x2="8.9cm" svg:y2="6.2cm">
          <text:p/>
        </draw:line>
        <draw:line draw:style-name="gr6" draw:text-style-name="P4" draw:layer="layout" svg:x1="5.708cm" svg:y1="6.2cm" svg:x2="8.901cm" svg:y2="1.753cm">
          <text:p/>
        </draw:line>
        <draw:line draw:style-name="gr4" draw:text-style-name="P4" draw:layer="layout" svg:x1="17.9cm" svg:y1="4cm" svg:x2="19.2cm" svg:y2="4cm">
          <text:p/>
        </draw:line>
        <draw:g>
          <draw:custom-shape draw:style-name="gr3" draw:text-style-name="P3" draw:layer="layout" svg:width="2.6cm" svg:height="1.2cm" svg:x="19.5cm" svg:y="2.2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19.5cm" svg:y="3.4cm">
            <text:p text:style-name="P2">next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19.5cm" svg:y="4.6cm">
            <text:p text:style-name="P2">prev</text:p>
            <draw:enhanced-geometry svg:viewBox="0 0 21600 21600" draw:type="rectangle" draw:enhanced-path="M 0 0 L 21600 0 21600 21600 0 21600 0 0 Z N"/>
          </draw:custom-shape>
        </draw:g>
        <draw:line draw:style-name="gr4" draw:text-style-name="P4" draw:layer="layout" svg:x1="19.2cm" svg:y1="5.2cm" svg:x2="17.9cm" svg:y2="5.2cm">
          <text:p/>
        </draw:line>
        <draw:line draw:style-name="gr4" draw:text-style-name="P4" draw:layer="layout" svg:x1="22.3cm" svg:y1="4cm" svg:x2="23.6cm" svg:y2="4cm">
          <text:p/>
        </draw:line>
        <draw:g>
          <draw:custom-shape draw:style-name="gr3" draw:text-style-name="P3" draw:layer="layout" svg:width="2.6cm" svg:height="1.2cm" svg:x="23.9cm" svg:y="2.2cm">
            <text:p text:style-name="P2">2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23.9cm" svg:y="3.4cm">
            <text:p text:style-name="P2">next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23.9cm" svg:y="4.6cm">
            <text:p text:style-name="P2">prev</text:p>
            <draw:enhanced-geometry svg:viewBox="0 0 21600 21600" draw:type="rectangle" draw:enhanced-path="M 0 0 L 21600 0 21600 21600 0 21600 0 0 Z N"/>
          </draw:custom-shape>
        </draw:g>
        <draw:line draw:style-name="gr4" draw:text-style-name="P4" draw:layer="layout" svg:x1="23.6cm" svg:y1="5.2cm" svg:x2="22.3cm" svg:y2="5.2cm">
          <text:p/>
        </draw:line>
        <draw:frame draw:style-name="gr1" draw:text-style-name="P7" draw:layer="layout" svg:width="2.013cm" svg:height="0.962cm" svg:x="6.187cm" svg:y="8.301cm">
          <draw:text-box>
            <text:p text:style-name="P6"><text:span text:style-name="T1">Head</text:span></text:p>
          </draw:text-box>
        </draw:frame>
        <draw:frame draw:style-name="gr2" draw:text-style-name="P1" draw:layer="layout" svg:width="1.45cm" svg:height="0.962cm" svg:x="37.8cm" svg:y="8.139cm">
          <draw:text-box>
            <text:p>Tail</text:p>
          </draw:text-box>
        </draw:frame>
        <draw:custom-shape draw:style-name="gr7" draw:text-style-name="P3" draw:layer="layout" svg:width="2.6cm" svg:height="1.2cm" svg:x="5.9cm" svg:y="9.401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8.8cm" svg:y1="10.001cm" svg:x2="10.1cm" svg:y2="10.001cm">
          <text:p/>
        </draw:line>
        <draw:g>
          <draw:custom-shape draw:style-name="gr3" draw:text-style-name="P3" draw:layer="layout" svg:width="2.6cm" svg:height="1.2cm" svg:x="28.3cm" svg:y="8.201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28.3cm" svg:y="9.401cm">
            <text:p text:style-name="P2">next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28.3cm" svg:y="10.601cm">
            <text:p text:style-name="P2">prev</text:p>
            <draw:enhanced-geometry svg:viewBox="0 0 21600 21600" draw:type="rectangle" draw:enhanced-path="M 0 0 L 21600 0 21600 21600 0 21600 0 0 Z N"/>
          </draw:custom-shape>
        </draw:g>
        <draw:line draw:style-name="gr4" draw:text-style-name="P4" draw:layer="layout" svg:x1="26.8cm" svg:y1="10.001cm" svg:x2="28.1cm" svg:y2="10.001cm">
          <text:p/>
        </draw:line>
        <draw:g>
          <draw:custom-shape draw:style-name="gr3" draw:text-style-name="P3" draw:layer="layout" svg:width="2.6cm" svg:height="1.2cm" svg:x="32.7cm" svg:y="8.201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32.7cm" svg:y="9.401cm">
            <text:p text:style-name="P2">null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32.7cm" svg:y="10.601cm">
            <text:p text:style-name="P2">prev</text:p>
            <draw:enhanced-geometry svg:viewBox="0 0 21600 21600" draw:type="rectangle" draw:enhanced-path="M 0 0 L 21600 0 21600 21600 0 21600 0 0 Z N"/>
          </draw:custom-shape>
        </draw:g>
        <draw:line draw:style-name="gr4" draw:text-style-name="P4" draw:layer="layout" svg:x1="31.1cm" svg:y1="10.001cm" svg:x2="32.4cm" svg:y2="10.001cm">
          <text:p/>
        </draw:line>
        <draw:custom-shape draw:style-name="gr3" draw:text-style-name="P3" draw:layer="layout" svg:width="2.6cm" svg:height="1.2cm" svg:x="37.3cm" svg:y="9.401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7.1cm" svg:y1="10.001cm" svg:x2="35.5cm" svg:y2="10.001cm">
          <text:p/>
        </draw:line>
        <draw:line draw:style-name="gr4" draw:text-style-name="P4" draw:layer="layout" svg:x1="32.4cm" svg:y1="11.201cm" svg:x2="31.1cm" svg:y2="11.201cm">
          <text:p/>
        </draw:line>
        <draw:line draw:style-name="gr4" draw:text-style-name="P4" draw:layer="layout" svg:x1="28.1cm" svg:y1="11.201cm" svg:x2="26.8cm" svg:y2="11.201cm">
          <text:p/>
        </draw:line>
        <draw:g>
          <draw:custom-shape draw:style-name="gr3" draw:text-style-name="P3" draw:layer="layout" svg:width="2.6cm" svg:height="1.2cm" svg:x="10.4cm" svg:y="8.201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10.4cm" svg:y="9.401cm">
            <text:p text:style-name="P2">next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2.6cm" svg:height="1.2cm" svg:x="10.4cm" svg:y="10.601cm">
            <text:p text:style-name="P8"><text:span text:style-name="T1">null</text:span></text:p>
            <draw:enhanced-geometry svg:viewBox="0 0 21600 21600" draw:type="rectangle" draw:enhanced-path="M 0 0 L 21600 0 21600 21600 0 21600 0 0 Z N"/>
          </draw:custom-shape>
        </draw:g>
        <draw:line draw:style-name="gr4" draw:text-style-name="P4" draw:layer="layout" svg:x1="13.3cm" svg:y1="10.001cm" svg:x2="14.6cm" svg:y2="10.001cm">
          <text:p/>
        </draw:line>
        <draw:g>
          <draw:custom-shape draw:style-name="gr3" draw:text-style-name="P3" draw:layer="layout" svg:width="2.6cm" svg:height="1.2cm" svg:x="14.9cm" svg:y="8.201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14.9cm" svg:y="9.401cm">
            <text:p text:style-name="P2">next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14.9cm" svg:y="10.601cm">
            <text:p text:style-name="P2">prev</text:p>
            <draw:enhanced-geometry svg:viewBox="0 0 21600 21600" draw:type="rectangle" draw:enhanced-path="M 0 0 L 21600 0 21600 21600 0 21600 0 0 Z N"/>
          </draw:custom-shape>
        </draw:g>
        <draw:line draw:style-name="gr4" draw:text-style-name="P4" draw:layer="layout" svg:x1="14.6cm" svg:y1="11.201cm" svg:x2="13.3cm" svg:y2="11.201cm">
          <text:p/>
        </draw:line>
        <draw:line draw:style-name="gr4" draw:text-style-name="P4" draw:layer="layout" svg:x1="17.9cm" svg:y1="10.001cm" svg:x2="19.2cm" svg:y2="10.001cm">
          <text:p/>
        </draw:line>
        <draw:g>
          <draw:custom-shape draw:style-name="gr3" draw:text-style-name="P3" draw:layer="layout" svg:width="2.6cm" svg:height="1.2cm" svg:x="19.5cm" svg:y="8.201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19.5cm" svg:y="9.401cm">
            <text:p text:style-name="P2">next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19.5cm" svg:y="10.601cm">
            <text:p text:style-name="P2">prev</text:p>
            <draw:enhanced-geometry svg:viewBox="0 0 21600 21600" draw:type="rectangle" draw:enhanced-path="M 0 0 L 21600 0 21600 21600 0 21600 0 0 Z N"/>
          </draw:custom-shape>
        </draw:g>
        <draw:line draw:style-name="gr4" draw:text-style-name="P4" draw:layer="layout" svg:x1="19.2cm" svg:y1="11.201cm" svg:x2="17.9cm" svg:y2="11.201cm">
          <text:p/>
        </draw:line>
        <draw:line draw:style-name="gr4" draw:text-style-name="P4" draw:layer="layout" svg:x1="22.3cm" svg:y1="10.001cm" svg:x2="23.6cm" svg:y2="10.001cm">
          <text:p/>
        </draw:line>
        <draw:g>
          <draw:custom-shape draw:style-name="gr3" draw:text-style-name="P3" draw:layer="layout" svg:width="2.6cm" svg:height="1.2cm" svg:x="23.9cm" svg:y="8.201cm">
            <text:p text:style-name="P2">2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23.9cm" svg:y="9.401cm">
            <text:p text:style-name="P2">next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1.2cm" svg:x="23.9cm" svg:y="10.601cm">
            <text:p text:style-name="P2">prev</text:p>
            <draw:enhanced-geometry svg:viewBox="0 0 21600 21600" draw:type="rectangle" draw:enhanced-path="M 0 0 L 21600 0 21600 21600 0 21600 0 0 Z N"/>
          </draw:custom-shape>
        </draw:g>
        <draw:line draw:style-name="gr4" draw:text-style-name="P4" draw:layer="layout" svg:x1="23.6cm" svg:y1="11.201cm" svg:x2="22.3cm" svg:y2="11.2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1.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4T09:42:40.170741855</meta:creation-date>
    <dc:date>2021-11-15T10:14:40.180000000</dc:date>
    <meta:editing-duration>PT43M59S</meta:editing-duration>
    <meta:editing-cycles>14</meta:editing-cycles>
    <meta:generator>LibreOffice/5.4.3.2$Windows_X86_64 LibreOffice_project/92a7159f7e4af62137622921e809f8546db437e5</meta:generator>
    <meta:document-statistic meta:object-count="90"/>
  </office:meta>
</office:document-meta>
</file>